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style:font-size-asian="14pt" style:font-size-complex="14pt"/>
    </style:style>
    <style:style style:name="P2"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officeooo:paragraph-rsid="0010c15a" style:font-size-asian="14pt" style:font-size-complex="14pt"/>
    </style:style>
    <style:style style:name="P3"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officeooo:paragraph-rsid="00123f9b" style:font-size-asian="14pt" style:font-size-complex="14pt"/>
    </style:style>
    <style:style style:name="P4"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officeooo:paragraph-rsid="0012c0ec" style:font-size-asian="14pt" style:font-size-complex="14pt"/>
    </style:style>
    <style:style style:name="P5"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officeooo:rsid="0010c15a" officeooo:paragraph-rsid="00123f9b" style:font-size-asian="14pt" style:font-size-complex="14pt"/>
    </style:style>
    <style:style style:name="P6"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officeooo:rsid="0010c15a" officeooo:paragraph-rsid="0010c15a" style:font-size-asian="14pt" style:font-size-complex="14pt"/>
    </style:style>
    <style:style style:name="P7" style:family="paragraph" style:parent-style-name="Standard">
      <style:paragraph-properties fo:margin-left="0in" fo:margin-right="0in" fo:margin-top="0in" fo:margin-bottom="0.2in" loext:contextual-spacing="false" fo:line-height="110%" fo:text-indent="-0.2in" style:auto-text-indent="false">
        <style:tab-stops/>
      </style:paragraph-properties>
      <style:text-properties style:font-name="Gentium Plus" fo:font-size="14pt" fo:language="en" fo:country="US" fo:font-weight="bold" style:font-size-asian="14pt" style:font-weight-asian="bold" style:font-size-complex="14pt" style:font-weight-complex="bold"/>
    </style:style>
    <style:style style:name="T1" style:family="text">
      <style:text-properties officeooo:rsid="000fa0c9"/>
    </style:style>
    <style:style style:name="T2" style:family="text">
      <style:text-properties officeooo:rsid="0010c15a"/>
    </style:style>
    <style:style style:name="T3" style:family="text">
      <style:text-properties officeooo:rsid="00123f9b"/>
    </style:style>
    <style:style style:name="T4" style:family="text">
      <style:text-properties fo:font-weight="bold" style:font-weight-asian="bold" style:font-weight-complex="bold"/>
    </style:style>
    <style:style style:name="T5" style:family="text">
      <style:text-properties fo:font-weight="bold" officeooo:rsid="0012c0ec" style:font-weight-asian="bold" style:font-weight-complex="bold"/>
    </style:style>
    <style:style style:name="T6" style:family="text">
      <style:text-properties fo:font-weight="bold" officeooo:rsid="000fa0c9" style:font-weight-asian="bold" style:font-weight-complex="bold"/>
    </style:style>
    <style:style style:name="T7" style:family="text">
      <style:text-properties fo:font-weight="bold" officeooo:rsid="00123f9b"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 morning</text:p>
      <text:p text:style-name="P1">I'd like to thank the organizers Dr. Cusimano, Dr. Razak and Ms. Sabesan for the kind invitation and the opportunity to be part of this meeting.</text:p>
      <text:p text:style-name="P1">I am Azad Mashari, a cardiac anesthesiologist here at Toronto General and director of the perioperative imaging lab. </text:p>
      <text:p text:style-name="P1">When I became staff here I was very fortunate to be in the right place at the right time, just as one of my former colleagues Max Meineri, now at the Heart Center in Leipzig, was starting the perioperative imaging lab. </text:p>
      <text:p text:style-name="P1">My primary entry into imaging was perioperative <text:span text:style-name="T2">3D </text:span>echo. I had also built a 3D printer based on an open source design. </text:p>
      <text:p text:style-name="P2">Our lab focuses on perioperative clinical and educational applications of medical imaging <text:span text:style-name="T2">and</text:span> 3D modeling. </text:p>
      <text:p text:style-name="P2">Over the past few years we have been involved in creating a number of patient-specific models to assist with planning complex minimally invasive and surgical cases. </text:p>
      <text:p text:style-name="P1">As anesthesiologists the only thing we can really do totally independently are botox injections, so having the support of our surgical and interventional colleagues <text:span text:style-name="T2">is essential</text:span> to the work of our lab and <text:span text:style-name="T2">definitely</text:span> appreciated.</text:p>
      <text:p text:style-name="P1"><text:span text:style-name="T4">I have no competing interest</text:span> with regards to this topic.</text:p>
      <text:p text:style-name="P1"><text:span text:style-name="T4">I have been tasked with</text:span> providing an overview of patient-specific 3D modeling technology and its applications to cardiac tumors.</text:p>
      <text:p text:style-name="P1"><text:span text:style-name="T4">I'll start with</text:span> some basic concepts</text:p>
      <text:p text:style-name="P1">Review how these models are created</text:p>
      <text:p text:style-name="P1"><text:soft-page-break/>The various ways in which they can be visualized and used</text:p>
      <text:p text:style-name="P1">The scant evidence surrounding their use</text:p>
      <text:p text:style-name="P1">And finally a brief discussion of their limitation and what is coming down the pipeline.</text:p>
      <text:p text:style-name="P2"><text:span text:style-name="T4">The key entity</text:span> in this talk is the digital 3D model, which is stored in a computer in something like this form. </text:p>
      <text:p text:style-name="P2"><text:span text:style-name="T2">It can </text:span>represented in a variety of other ways, some of them visual, depending on the application. </text:p>
      <text:p text:style-name="P1">The digital file basically contains a geometric description of surfaces in terms of triangular meshes, so it spe<text:span text:style-name="T2">cifies</text:span> <text:span text:style-name="T2">the </text:span>location of vertices and <text:span text:style-name="T2">edges</text:span>. Depending on the file format, other properties such as colour and texture can also be represented. </text:p>
      <text:p text:style-name="P2">The digital models are created from 3D medical imaging. </text:p>
      <text:p text:style-name="P2"><text:span text:style-name="T2">Like the source imaging </text:span><text:s/>the models can be static, that is purely 3D, or dynamic. </text:p>
      <text:p text:style-name="P1"><text:span text:style-name="T4">Most of the time these models</text:span> are encountered in visual form, primarily as on screen renderings. </text:p>
      <text:p text:style-name="P1">More recently other visualization forms have become widely available such as 3D printing, <text:span text:style-name="T1">Virtual</text:span> reality and mixed reality, each with different capabilities. </text:p>
      <text:p text:style-name="P7">Making the models involved 4 major steps.</text:p>
      <text:p text:style-name="P1">First is of course the imaging. </text:p>
      <text:p text:style-name="P1">At the moment most models are made with retrospective imaging data that was collected as part of the patient care. </text:p>
      <text:p text:style-name="P1"><text:soft-page-break/>As <text:span text:style-name="T2">modeling is becoming</text:span> more widespread we are no<text:span text:style-name="T2">w</text:span> <text:span text:style-name="T1">beginning</text:span> to see medical imaging being done specifically to create models.</text:p>
      <text:p text:style-name="P2">The second stage is <text:span text:style-name="T1">re-sampling</text:span> of the image. </text:p>
      <text:p text:style-name="P2">This is done to facilitate the subsequent stages. </text:p>
      <text:p text:style-name="P2">Most medical imaging is not isotropic, that is the resolution is not the same in all three dimensions. </text:p>
      <text:p text:style-name="P2">I'll talk about this in a bit more detail later.</text:p>
      <text:p text:style-name="P2"><text:span text:style-name="T3">Re-sampling</text:span> the image into isotropic voxels can <text:s/>improve the quality and accuracy of the models produced, s<text:span text:style-name="T2">e</text:span>pecially when automated tools are used. </text:p>
      <text:p text:style-name="P1">The third stage is <text:span text:style-name="T4">segmentation</text:span>, where the structures of interest are highlighted in three dimension. </text:p>
      <text:p text:style-name="P1">The gold standard for doing this is manual, slice by slice, which is extremely time consuming. </text:p>
      <text:p text:style-name="P1">Automating this process is a large area of research in medical image computation. </text:p>
      <text:p text:style-name="P1">Most segmentation now is done semi-automatically using tools that take advantage of the<text:span text:style-name="T2"> </text:span><text:s/>contrast levels between voxels and <text:span text:style-name="T1">pre-programed</text:span> expectations about the shape of the structure in question. </text:p>
      <text:p text:style-name="P1">As you can imaging machine learning is a major player here. </text:p>
      <text:p text:style-name="P1">Once the model is segmented it is then edited to clean up noise and artifacts and converted to a mesh representation. </text:p>
      <text:p text:style-name="P1"><text:span text:style-name="T4">Each imaging source</text:span> has strengths and weaknesses which many of you are familiar with. </text:p>
      <text:p text:style-name="P1"><text:soft-page-break/><text:span text:style-name="T4">CT is the most commonly</text:span> used source, because of it's high spacial and pretty good temporal resolution.</text:p>
      <text:p text:style-name="P1">For detailed cardiac modeling the CT needs to be cardiac gated. </text:p>
      <text:p text:style-name="P1">CT voxels are nearly isotropic, which simplifies <text:span text:style-name="T1">re-sampling.</text:span></text:p>
      <text:p text:style-name="P1">It's ideal for segmenting bone, or contrast enhanced structures, but can be challenging to use for soft tissues. </text:p>
      <text:p text:style-name="P1">Dual energy CT which is coming into growing use may significantly improve soft-tissue contrast, but it's still not <text:span text:style-name="T1">available</text:span> at m<text:span text:style-name="T2">ost</text:span> centers. </text:p>
      <text:p text:style-name="P1"><text:span text:style-name="T4">MR offers great soft-tissue</text:span> contrast but <text:span text:style-name="T1">unfortunately</text:span> has limited spatial resolution because of its thick slices <text:span text:style-name="T1">which</text:span> are typically 5-8 mm thick in adult thoracic imaging. </text:p>
      <text:p text:style-name="P1">This is due to the time required to <text:span text:style-name="T1">acquire</text:span> each slice. </text:p>
      <text:p text:style-name="P1">MRI is the primary source for pediatric modeling, since the small size of the patients <text:span text:style-name="T2">and avoidance of ionizing radiation</text:span>.</text:p>
      <text:p text:style-name="P1"><text:span text:style-name="T4">3D TEE</text:span> offers the best temporal resolution and is ideal for rapidly moving structures.</text:p>
      <text:p text:style-name="P1">It's the most technically challenging modality to use because of its geometry.</text:p>
      <text:p text:style-name="P1">Its spatial scope is also limited.</text:p>
      <text:p text:style-name="P1">In addition because the DICOM encoding of 3D echo is not standardized yet, vendor-specific tools are required to <text:span text:style-name="T1">re-sample</text:span> the data.</text:p>
      <text:p text:style-name="P1"><text:span text:style-name="T4">One of the key distinguishing features</text:span> of the different <text:span text:style-name="T1">modalities</text:span> from a modeling <text:span text:style-name="T1">perspective</text:span> is their voxel geometry. </text:p>
      <text:p text:style-name="P1"><text:soft-page-break/>Isotropic voxels are geometrically identical in all three axis, that is they are cubic. Anisotropic ones are not. </text:p>
      <text:p text:style-name="P1">CT voxels are often nearly cubic. </text:p>
      <text:p text:style-name="P1">MRI voxels are elongated rectangular prisms, with the long side being the thickness of the slice.</text:p>
      <text:p text:style-name="P2">3D echo voxels are spherical segments. </text:p>
      <text:p text:style-name="P2">So not only do they vary in size in the x y z axis, but they also get bigger, the further they are with the probe, so the resolution varies in different parts of the image, even in the same axis. </text:p>
      <text:p text:style-name="P1"><text:span text:style-name="T4">Here is a screenshot</text:span> of the segmentation process for the tumor model that you may have seen on the symposium poster. </text:p>
      <text:p text:style-name="P1">This model was made from a non-gated contrast CT because the cardiac gated study did not cover some of the critical parts of the tumor adjacent to the great vessels. </text:p>
      <text:p text:style-name="P1">Here you see the CT in axial, sag<text:span text:style-name="T1">g</text:span>ital and coronal planes. </text:p>
      <text:p text:style-name="P1">The <text:s/>blood volumes of the chambers as well the tumor have been segmented. </text:p>
      <text:p text:style-name="P2">The myocardium <text:span text:style-name="T3">couldn't</text:span> <text:span text:style-name="T2">be </text:span>accurately segmented because of motion artifacts.</text:p>
      <text:p text:style-name="P2"><text:span text:style-name="T2">W</text:span>e already knew from the MRI that myocardial <text:span text:style-name="T1">invasion</text:span> was unlikely with the exception of one region near the LAD which could not be well visualized in the CT.</text:p>
      <text:p text:style-name="P4"><text:span text:style-name="T2">I</text:span>n the bottom left corner is a rendering of the segmented voxels, or a voxel model. </text:p>
      <text:p text:style-name="P4"><text:span text:style-name="T4">This voxel model</text:span> is then edited and converted into a mesh, after some smoothing of contours to reduce noise and artifacts from the segmentation process. </text:p>
      <text:p text:style-name="P1"><text:soft-page-break/><text:span text:style-name="T4">This is a rendering</text:span> of the final product. </text:p>
      <text:p text:style-name="P1">In this image a colour has been assigned to each triangle in the mesh and the tumor has been made translucent. </text:p>
      <text:p text:style-name="P1"><text:span text:style-name="T4">This is </text:span><text:span text:style-name="T5">a </text:span><text:span text:style-name="T4">summ</text:span><text:span text:style-name="T5">ar</text:span><text:span text:style-name="T4">y</text:span> of the whole process, this time starting with a 3D echo of a mitral valve. </text:p>
      <text:p text:style-name="P1">This dataset <text:span text:style-name="T2">was </text:span>from a Philips system so we had to use their software to <text:span text:style-name="T1">re-sample</text:span> it, before segmenting it, creating the mesh and, in this case, printing it.</text:p>
      <text:p text:style-name="P1"><text:span text:style-name="T5">In terms of </text:span>applications now, broadly speaking, the clinical applications of these models are visualization and <text:s/>procedural simulation. </text:p>
      <text:p text:style-name="P1"><text:span text:style-name="T4">The visualization techniques</text:span> currently in use are on-screen rendering, 3D printing and VR or mixed reality.</text:p>
      <text:p text:style-name="P1">Each of them has distinct advantages and limitations.</text:p>
      <text:p text:style-name="P1"><text:span text:style-name="T4">Rendering</text:span> is widely available, cheap and with current computing power, very good at creating an impression of depth. </text:p>
      <text:p text:style-name="P1">It can be done stereoscopically on many systems to create an even stronger sense of depth with 3D glasses, but this is rarely used in practice. </text:p>
      <text:p text:style-name="P1">Its main limitation is <text:span text:style-name="T1">parallax</text:span> error, since the impression of depth is of course just <text:span text:style-name="T2">that</text:span>. </text:p>
      <text:p text:style-name="P1">Rendering allows rapid scaling of the models, the use of any colour and levels translucency. </text:p>
      <text:p text:style-name="P1"><text:span text:style-name="T4">3D printing</text:span> is the most intuitive and charismatic visualization modality, but it is also the most expensive and least accessible. </text:p>
      <text:p text:style-name="P1">Life size prints can give a very realistic picture of the pathology of interest. </text:p>
      <text:p text:style-name="P1"><text:soft-page-break/>Models can be printed in an ever growing range of materials, including biocompatible one<text:span text:style-name="T2">s</text:span>, with various appearances and mechanical properties and photorealistic colouring. </text:p>
      <text:p text:style-name="P1">There <text:span text:style-name="T2">is also </text:span>rapid development in 3D printing of biological tissues.</text:p>
      <text:p text:style-name="P2">For clinical purposes it does not allow the same level of interaction as the digital modes of visualization. </text:p>
      <text:p text:style-name="P2">You can't scale a print or non-destructively look inside or through it as readily. </text:p>
      <text:p text:style-name="P1"><text:span text:style-name="T4">Virtual and augmented reality</text:span> allow immersive interaction with the models.</text:p>
      <text:p text:style-name="P1"><text:span text:style-name="T1">Virtual</text:span> reality involves a completely artificial environment.</text:p>
      <text:p text:style-name="P1">A stereoscopic head-set project<text:span text:style-name="T2">s</text:span> a separate image to each eye to create <text:span text:style-name="T2">depth perception</text:span>. </text:p>
      <text:p text:style-name="P1">Handheld controllers are <text:span text:style-name="T1">detected</text:span> by external cameras and mapped into the virtual environment allowing interaction with virtual objects.</text:p>
      <text:p text:style-name="P1">Models can be scaled and manipulated as shown in this video</text:p>
      <text:p text:style-name="P1">Mixed or augmented reality, involv<text:span text:style-name="T2">es</text:span> projection of 3D models into the real environment. </text:p>
      <text:p text:style-name="P1">In this example we have a physical echocardiography training phantom created from a 3D model. </text:p>
      <text:p text:style-name="P1">When viewed through a screen or a headset the image of internal structures can be superimposed on the phantom, allowing trainees to confirm the positioning of landmarks.</text:p>
      <text:p text:style-name="P1">The same technique is under investigation for procedural guidance, for example to assist with localization of tumors in solid organs. </text:p>
      <text:p text:style-name="P1"><text:soft-page-break/>The main challenges are maintaining correct registration between the digital model and the patient and having a viewing/projection system that does not impede the surgeon. </text:p>
      <text:p text:style-name="P1"><text:span text:style-name="T4">Beyond visualization</text:span>, models can be used for procedural simulation. </text:p>
      <text:p text:style-name="P1">This is an example from a program at the Hospital for Sick Children just across the street and is now a standard part of the cardiac surgery residency program. </text:p>
      <text:p text:style-name="P1">The modeling work was initiated by Dr. Shi Joon Yoo, one of the pioneers in the field. </text:p>
      <text:p text:style-name="P1">Life-size patient-specific models of congenital heart disease are printed in soft plastic.</text:p>
      <text:p text:style-name="P1">Complex procedures can be demonstrated on the models by supervising staff and trainees can then perform the repair themselves. </text:p>
      <text:p text:style-name="P1">So by the <text:s/>time trainees first perform any part of this operation on a human being, they have had the opportunity to perform it <text:span text:style-name="T1">several</text:span> times on a model.</text:p>
      <text:p text:style-name="P1">Such models can also be used by more experienced surgeons to evaluate alternative approache<text:span text:style-name="T2">s</text:span> to complex and rare cases.</text:p>
      <text:p text:style-name="P7"><text:span text:style-name="T1">Simulations</text:span> can also be done virtually. </text:p>
      <text:p text:style-name="P1">The primary application of this is currently in minimally invasive prosthetic implantation where it is used for prosthetic sizing or the prediction of complications.</text:p>
      <text:p text:style-name="P1">Static models can predict morphologic complications.</text:p>
      <text:p text:style-name="P1">This study was looking at predicting LVOT obstruction after transcathether MV <text:span text:style-name="T1">implantation.</text:span></text:p>
      <text:p text:style-name="P1">With dynamic models and computation modeling of fluid dynamics, the effect<text:span text:style-name="T2">s valve interventions</text:span> can be predicted. </text:p>
      <text:p text:style-name="P7"><text:soft-page-break/>Do any of these things actually make a difference <text:span text:style-name="T2">or patient outcomes</text:span>?</text:p>
      <text:p text:style-name="P1">The literature on 3D modeling and specifically 3D printing is growing rapidly but it's still largely limited to case reports and case series. </text:p>
      <text:p text:style-name="P1">For cardiac tumors specifically that is all there is. </text:p>
      <text:p text:style-name="P1"><text:span text:style-name="T4">The best study to date</text:span> that I am aware of in <text:span text:style-name="T2">congenital </text:span>cardiac surgery is this one. </text:p>
      <text:p text:style-name="P1">In 40 cases from 10 centers, they showed a change in planned surgery in nearly half of the case (19).</text:p>
      <text:p text:style-name="P1">4 cases that were initially considered for palliation underwent successful <text:span text:style-name="T1">bi-ventricular</text:span> repair. </text:p>
      <text:p text:style-name="P1">After clinical evaluation, including <text:span text:style-name="T1">standard</text:span> imaging and clinical data surgeons plans were documented. </text:p>
      <text:p text:style-name="P1">Surgeons were then presented with 3D models of the cases.</text:p>
      <text:p text:style-name="P1">Changes in surgical plan were documented with a second <text:span text:style-name="T1">questionnaire</text:span> and also compared with the procedure that was finally performed.</text:p>
      <text:p text:style-name="P1"><text:span text:style-name="T4">In terms of appropriateness criteria</text:span> and guidelines the only document that I am aware of is <text:span text:style-name="T1">the</text:span> one from the Radiological Society for North <text:span text:style-name="T1">America</text:span> (RSNA) which is at the forefront of the turf war for this technology.</text:p>
      <text:p text:style-name="P1">They have <text:span text:style-name="T2">successfully lobbied the AMA to</text:span> <text:span text:style-name="T2">create </text:span>Category 3 CPT codes for 3D modeling and printing which are trial codes used to monitor and evaluate usage, as a preliminary step toward Category 1 codes which allow formal billing from insurers. </text:p>
      <text:p text:style-name="P1">Interesting fact: The largest income stream of the AMA is apparently the copyright licensing fees on the CPT codes.</text:p>
      <text:p text:style-name="P1"><text:soft-page-break/><text:span text:style-name="T1">Unfortunately</text:span> given the overall paucity of high level evidence on 3D <text:span text:style-name="T1">modeling</text:span> this document is largely based on <text:span text:style-name="T2">expert </text:span>consensus.</text:p>
      <text:p text:style-name="P5"><text:span text:style-name="T4">Here is the section </text:span><text:span text:style-name="T6">pertaining</text:span><text:span text:style-name="T4"> to cardiac tumors</text:span> from the final draft of the update to this document, this will be published <text:span text:style-name="T1">soon.</text:span> </text:p>
      <text:p text:style-name="P6">So is 3D modeling of cardiac tumors appropriate?</text:p>
      <text:p text:style-name="P1"><text:span text:style-name="T3">The answer is </text:span>7 <text:span text:style-name="T3">w</text:span>hich mean<text:span text:style-name="T3">s</text:span> "usually appropriate". </text:p>
      <text:p text:style-name="P1">This is based on, and only on, the case reports in the previous slide. </text:p>
      <text:p text:style-name="P1">It seems <text:span text:style-name="T1">reassuring</text:span> until you compare it to say, heart transplant which also scored a 7 which is a bit surprising <text:span text:style-name="T1">considering</text:span> the thing you would <text:span text:style-name="T1">presumably</text:span> be modeling is the heart that is going to be taken out <text:span text:style-name="T2">completely</text:span>. </text:p>
      <text:p text:style-name="P1">That single case report on which that 7 is based is a heart transplant in a patient with dextrocardia.</text:p>
      <text:p text:style-name="P1">Interestingly most of these papers are led by surgeons or interventionalists, but as far I can tell none of the surgical or cardiology societies have produced any such documents to date. </text:p>
      <text:p text:style-name="P7">This is where we stand now.</text:p>
      <text:p text:style-name="P1">It's obviously important to appreciate both the potential of this technology, as well as its limitations.</text:p>
      <text:p text:style-name="P1">The models can be no better than the images they are based <text:span text:style-name="T3">o</text:span>n. </text:p>
      <text:p text:style-name="P1">But they can easily be worse. </text:p>
      <text:p text:style-name="P3"><text:soft-page-break/>Both due to technical errors, but also, more <text:span text:style-name="T1">insidiously</text:span>, because the process forces the operator to make a binary decision regardless of the degree of <text:span text:style-name="T1">uncertainty.</text:span> </text:p>
      <text:p text:style-name="P3">Either a given blurry voxel is part of the structure or it's not. </text:p>
      <text:p text:style-name="P1">It's not easy to encode uncertainty and margins of error systematically. </text:p>
      <text:p text:style-name="P1">Quality control and cross referencing clinically significant details against the source or <text:span text:style-name="T1">alternative</text:span> imaging is essential.</text:p>
      <text:p text:style-name="P1">In terms of broader adoption we of course <text:span text:style-name="T3">we </text:span>need more evidence and more infrastructure.</text:p>
      <text:p text:style-name="P1">Modeling is not routinely available in most centers. </text:p>
      <text:p text:style-name="P1">It is largely done on an experimental basis.</text:p>
      <text:p text:style-name="P1">It is not integrated into <text:span text:style-name="T3">out</text:span> infrastructure from PACS <text:span text:style-name="T3">and EMR</text:span> systems to <text:span text:style-name="T3">our</text:span> <text:span text:style-name="T3">budgets</text:span>. </text:p>
      <text:p text:style-name="P1">All of these are of cou<text:span text:style-name="T3">r</text:span>se slowly changing. </text:p>
      <text:p text:style-name="P3"><text:span text:style-name="T4">From the technical side</text:span> the next major advance is using fusion imaging to create models that take advantage of multiple data sets from the same or different modalities. </text:p>
      <text:p text:style-name="P3">We are also getting better at creating dynamic models that capture movement and mechanical properties more accurately.</text:p>
      <text:p text:style-name="P1">The process of segmentation is becoming increasingly automated <text:span text:style-name="T3">and faster.</text:span></text:p>
      <text:p text:style-name="P1">Along with image fusion using mixed reality for procedural guidance will likely find a growing nieche. </text:p>
      <text:p text:style-name="P1">And as the literature grows in quantity and quality we will have better guidance for incorporating these techniques into our clinical workflows. </text:p>
      <text:p text:style-name="P1"><text:soft-page-break/><text:span text:style-name="T4">Thank you </text:span><text:span text:style-name="T7">very much </text:span><text:span text:style-name="T4">for your attention.</text:span> </text:p>
      <text:p text:style-name="P1"><text:span text:style-name="T7">I would like to thank </text:span><text:span text:style-name="T4">our lab manager</text:span> and biomedical industrial designer, Joshua Hiansen, who is the technical brains behind a lot of this work, along with my colleagues and department as well as the division of cardiac surgery and the PMCC found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0.7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01:42:00.821282992</meta:creation-date>
    <dc:date>2020-01-23T02:21:46.527318867</dc:date>
    <meta:editing-duration>PT18M25S</meta:editing-duration>
    <meta:editing-cycles>3</meta:editing-cycles>
    <meta:generator>LibreOffice/6.0.7.3$Linux_X86_64 LibreOffice_project/00m0$Build-3</meta:generator>
    <meta:document-statistic meta:table-count="0" meta:image-count="0" meta:object-count="0" meta:page-count="12" meta:paragraph-count="144" meta:word-count="2436" meta:character-count="14880" meta:non-whitespace-character-count="12493"/>
  </office:meta>
</office:document-meta>
</file>